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settings.xml" manifest:media-type="text/xml"/>
  <manifest:file-entry manifest:full-path="Thumbnails/thumbnail.png" manifest:media-type="image/png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21cm" fo:margin-left="0cm" fo:margin-top="0cm" fo:margin-bottom="0cm" table:align="left" style:writing-mode="lr-tb"/>
    </style:style>
    <style:style style:name="Table1.A" style:family="table-column">
      <style:table-column-properties style:column-width="10.509cm"/>
    </style:style>
    <style:style style:name="Table1.B" style:family="table-column">
      <style:table-column-properties style:column-width="5.41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5.85cm" fo:margin-left="0.081cm" fo:margin-top="0cm" fo:margin-bottom="0cm" table:align="left" style:writing-mode="lr-tb"/>
    </style:style>
    <style:style style:name="Table2.A" style:family="table-column">
      <style:table-column-properties style:column-width="7.888cm"/>
    </style:style>
    <style:style style:name="Table2.B" style:family="table-column">
      <style:table-column-properties style:column-width="7.96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.B1" style:family="table-cell">
      <style:table-cell-properties fo:padding="0.097cm" fo:border="0.25pt solid #000000"/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" style:family="table">
      <style:table-properties style:width="15.921cm" fo:margin-left="0cm" fo:margin-top="0cm" fo:margin-bottom="0cm" table:align="left" style:writing-mode="lr-tb"/>
    </style:style>
    <style:style style:name="Table3.A" style:family="table-column">
      <style:table-column-properties style:column-width="3.306cm"/>
    </style:style>
    <style:style style:name="Table3.B" style:family="table-column">
      <style:table-column-properties style:column-width="12.615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97cm" fo:border-left="0.25pt solid #000000" fo:border-right="none" fo:border-top="0.25pt solid #000000" fo:border-bottom="none"/>
    </style:style>
    <style:style style:name="Table3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4" style:family="table">
      <style:table-properties style:width="15.921cm" fo:margin-left="0cm" fo:margin-top="0cm" fo:margin-bottom="0cm" table:align="left" style:writing-mode="lr-tb"/>
    </style:style>
    <style:style style:name="Table4.A" style:family="table-column">
      <style:table-column-properties style:column-width="7.9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4.B1" style:family="table-cell">
      <style:table-cell-properties fo:padding="0.097cm" fo:border="0.25pt solid #000000"/>
    </style:style>
    <style:style style:name="Table4.A2" style:family="table-cell">
      <style:table-cell-properties fo:padding="0.097cm" fo:border-left="0.25pt solid #000000" fo:border-right="none" fo:border-top="none" fo:border-bottom="0.25pt solid #000000"/>
    </style:style>
    <style:style style:name="Table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5" style:family="table">
      <style:table-properties style:width="16.506cm" fo:margin-left="-0.012cm" fo:margin-top="0cm" fo:margin-bottom="0cm" table:align="left" style:may-break-between-rows="true" style:writing-mode="lr-tb" table:border-model="collapsing"/>
    </style:style>
    <style:style style:name="Table5.A" style:family="table-column">
      <style:table-column-properties style:column-width="7.394cm"/>
    </style:style>
    <style:style style:name="Table5.B" style:family="table-column">
      <style:table-column-properties style:column-width="2.91cm"/>
    </style:style>
    <style:style style:name="Table5.C" style:family="table-column">
      <style:table-column-properties style:column-width="2.893cm"/>
    </style:style>
    <style:style style:name="Table5.D" style:family="table-column">
      <style:table-column-properties style:column-width="3.309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5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2" style:family="table-cell" style:data-style-name="N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D2" style:family="table-cell" style:data-style-name="N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3" style:family="table-cell" style:data-style-name="N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D3" style:family="table-cell" style:data-style-name="N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13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5.B13" style:family="table-cell" style:data-style-name="N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D13" style:family="table-cell" style:data-style-name="N0">
      <style:table-cell-properties fo:background-color="#eeeeee" fo:padding="0cm" fo:border="0.75pt solid #666666" style:writing-mode="page">
        <style:background-image/>
      </style:table-cell-properties>
    </style:style>
    <style:style style:name="Table6" style:family="table">
      <style:table-properties style:width="16.506cm" fo:margin-left="-0.012cm" fo:margin-top="0cm" fo:margin-bottom="0cm" table:align="left" style:writing-mode="lr-tb"/>
    </style:style>
    <style:style style:name="Table6.A" style:family="table-column">
      <style:table-column-properties style:column-width="8.098cm"/>
    </style:style>
    <style:style style:name="Table6.B" style:family="table-column">
      <style:table-column-properties style:column-width="2.896cm"/>
    </style:style>
    <style:style style:name="Table6.C" style:family="table-column">
      <style:table-column-properties style:column-width="2.501cm"/>
    </style:style>
    <style:style style:name="Table6.D" style:family="table-column">
      <style:table-column-properties style:column-width="3.011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b2b2b2" fo:padding-left="0.012cm" fo:padding-right="0.012cm" fo:padding-top="0cm" fo:padding-bottom="0cm" fo:border="0.75pt solid #666666">
        <style:background-image/>
      </style:table-cell-properties>
    </style:style>
    <style:style style:name="Table6.B1" style:family="table-cell">
      <style:table-cell-properties fo:background-color="#b2b2b2" fo:padding-left="0.012cm" fo:padding-right="0.012cm" fo:padding-top="0cm" fo:padding-bottom="0cm" fo:border-left="none" fo:border-right="0.75pt solid #666666" fo:border-top="0.75pt solid #666666" fo:border-bottom="0.75pt solid #666666">
        <style:background-image/>
      </style:table-cell-properties>
    </style:style>
    <style:style style:name="Table6.A2" style:family="table-cell">
      <style:table-cell-properties fo:padding-left="0.012cm" fo:padding-right="0.012cm" fo:padding-top="0cm" fo:padding-bottom="0cm" fo:border-left="0.75pt solid #666666" fo:border-right="0.75pt solid #666666" fo:border-top="none" fo:border-bottom="0.75pt solid #666666"/>
    </style:style>
    <style:style style:name="Table6.B2" style:family="table-cell">
      <style:table-cell-properties fo:padding-left="0.012cm" fo:padding-right="0.012cm" fo:padding-top="0cm" fo:padding-bottom="0cm" fo:border-left="none" fo:border-right="0.75pt solid #666666" fo:border-top="none" fo:border-bottom="0.75pt solid #666666"/>
    </style:style>
    <style:style style:name="Table6.C2" style:family="table-cell">
      <style:table-cell-properties fo:padding-left="0.012cm" fo:padding-right="0.012cm" fo:padding-top="0cm" fo:padding-bottom="0cm" fo:border-left="none" fo:border-right="0.75pt solid #666666" fo:border-top="none" fo:border-bottom="0.75pt solid #666666"/>
    </style:style>
    <style:style style:name="Table6.D2" style:family="table-cell">
      <style:table-cell-properties fo:padding-left="0.012cm" fo:padding-right="0.012cm" fo:padding-top="0cm" fo:padding-bottom="0cm" fo:border-left="0.75pt solid #666666" fo:border-right="0.75pt solid #666666" fo:border-top="none" fo:border-bottom="0.75pt solid #666666"/>
    </style:style>
    <style:style style:name="Table6.A3" style:family="table-cell">
      <style:table-cell-properties fo:background-color="#eeeeee" fo:padding-left="0.012cm" fo:padding-right="0.012cm" fo:padding-top="0cm" fo:padding-bottom="0cm" fo:border-left="0.75pt solid #666666" fo:border-right="0.75pt solid #666666" fo:border-top="none" fo:border-bottom="0.75pt solid #666666">
        <style:background-image/>
      </style:table-cell-properties>
    </style:style>
    <style:style style:name="Table6.B3" style:family="table-cell">
      <style:table-cell-properties fo:background-color="#eeeeee" fo:padding-left="0.012cm" fo:padding-right="0.012cm" fo:padding-top="0cm" fo:padding-bottom="0cm" fo:border-left="none" fo:border-right="0.75pt solid #666666" fo:border-top="none" fo:border-bottom="0.75pt solid #666666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text-properties fo:color="#000000" style:font-name="Times New Roman" fo:font-size="12pt" fo:language="ru" fo:country="RU" fo:font-weight="normal" officeooo:rsid="0706734c" officeooo:paragraph-rsid="060f63e5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text-properties officeooo:rsid="0369bf30" officeooo:paragraph-rsid="0369bf30"/>
    </style:style>
    <style:style style:name="P14" style:family="paragraph" style:parent-style-name="Standard">
      <style:text-properties officeooo:paragraph-rsid="060f63e5"/>
    </style:style>
    <style:style style:name="P15" style:family="paragraph" style:parent-style-name="Standard">
      <style:paragraph-properties fo:margin-left="10.16cm" fo:margin-right="0cm" fo:text-indent="1.27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3be6b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706734c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3be6b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45719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justify" style:justify-single-word="false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60d988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471afd5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false" style:font-name-asian="Arial1" style:font-size-asian="12pt" style:language-asian="ru" style:country-asian="RU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officeooo:paragraph-rsid="060d988f" style:letter-kerning="false" style:font-name-asian="Arial1" style:font-size-asian="12pt" style:language-asian="ru" style:country-asian="RU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31" style:family="paragraph" style:parent-style-name="Standard" style:master-page-name="Standard">
      <style:paragraph-properties fo:text-align="center" style:justify-single-word="false" style:page-number="1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">
      <style:text-properties fo:color="#000000"/>
    </style:style>
    <style:style style:name="P33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4" style:family="paragraph" style:parent-style-name="Standard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5" style:family="paragraph" style:parent-style-name="Standard">
      <style:paragraph-properties fo:text-align="center" style:justify-single-word="false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6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7" style:family="paragraph" style:parent-style-name="Standard">
      <style:paragraph-properties fo:text-align="justify" style:justify-single-word="false"/>
      <style:text-properties fo:color="#000000" style:font-name="Times New Roman" fo:font-size="12pt" fo:language="ru" fo:country="RU" officeooo:rsid="00005771" officeooo:paragraph-rsid="0000577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8" style:family="paragraph" style:parent-style-name="Standard">
      <style:text-properties fo:color="#000000" style:font-name="Times New Roman" fo:font-size="12pt" fo:language="ru" fo:country="RU" fo:font-weight="normal" officeooo:rsid="070a08cf" officeooo:paragraph-rsid="070a08cf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P39" style:family="paragraph" style:parent-style-name="Standard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0" style:family="paragraph" style:parent-style-name="Standard">
      <style:text-properties fo:color="#000000" style:font-name-asian="Times New Roman1" style:font-name-complex="Times New Roman1"/>
    </style:style>
    <style:style style:name="P4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2" style:family="paragraph" style:parent-style-name="Standard">
      <style:text-properties style:font-name="Times New Roman" fo:font-size="12pt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left="7.62cm" fo:margin-right="0cm" fo:text-indent="0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5" style:family="paragraph" style:parent-style-name="Standard">
      <style:paragraph-properties fo:margin-left="10.16cm" fo:margin-right="0cm" fo:text-indent="0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fo:font-weight="bold" officeooo:rsid="00005771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color="#000000" style:font-name="Times New Roman" fo:font-size="14pt" fo:language="ru" fo:country="RU" fo:font-weight="bold" officeooo:rsid="00005771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6" style:family="text">
      <style:text-properties fo:color="#000000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7" style:family="text">
      <style:text-properties fo:color="#000000"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8" style:family="text">
      <style:text-properties fo:color="#000000" style:font-name="Times New Roman" fo:font-size="12pt" fo:language="ru" fo:country="RU" officeooo:rsid="0000577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9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0" style:family="text">
      <style:text-properties fo:color="#000000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3be6b39" style:font-name-asian="Times New Roman1" style:font-style-asian="normal" style:font-weight-asian="normal" style:font-name-complex="Times New Roman1" style:font-style-complex="normal" style:font-weight-complex="normal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571967" style:font-style-asian="normal" style:font-weight-asian="normal" style:font-style-complex="normal" style:font-weight-complex="normal"/>
    </style:style>
    <style:style style:name="T15" style:family="text">
      <style:text-properties fo:color="#000000" style:text-outline="false" style:text-line-through-style="none" style:text-line-through-type="none" fo:language="ru" fo:country="RU" fo:font-style="normal" fo:text-shadow="none" style:text-underline-style="none" fo:font-weight="normal" officeooo:rsid="03be6b39" style:letter-kerning="false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" style:family="text">
      <style:text-properties fo:color="#000000" style:text-outline="false" style:text-line-through-style="none" style:text-line-through-type="none" fo:language="ru" fo:country="RU" fo:font-style="normal" fo:text-shadow="none" style:text-underline-style="none" fo:font-weight="normal" officeooo:rsid="04571967" style:letter-kerning="false" style:font-name-asian="Arial1" style:language-asian="ru" style:country-asian="RU" style:font-style-asian="normal" style:font-weight-asian="normal" style:font-name-complex="Arial1" style:language-complex="ar" style:country-complex="SA" style:font-style-complex="normal" style:font-weight-complex="normal"/>
    </style:style>
    <style:style style:name="T1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Times New Roman" fo:font-size="12pt" fo:font-weight="bold" officeooo:rsid="00005771" style:font-size-asian="12pt" style:font-weight-asian="bold" style:font-size-complex="12pt" style:font-weight-complex="bold"/>
    </style:style>
    <style:style style:name="T20" style:family="text">
      <style:text-properties style:font-name="Times New Roman" fo:font-size="12pt" style:font-size-asian="12pt" style:font-size-complex="12pt"/>
    </style:style>
    <style:style style:name="T21" style:family="text">
      <style:text-properties style:font-name="Times New Roman" fo:font-size="12pt" officeooo:rsid="002054cf" style:font-size-asian="12pt" style:font-size-complex="12pt"/>
    </style:style>
    <style:style style:name="T22" style:family="text">
      <style:text-properties style:font-name="Times New Roman" fo:font-size="12pt" officeooo:rsid="0026f19c" style:font-size-asian="12pt" style:font-size-complex="12pt"/>
    </style:style>
    <style:style style:name="T23" style:family="text">
      <style:text-properties style:font-name="Times New Roman" fo:font-size="12pt" officeooo:rsid="070ec770" style:font-size-asian="12pt" style:font-size-complex="12pt"/>
    </style:style>
    <style:style style:name="T24" style:family="text">
      <style:text-properties fo:font-variant="normal" fo:text-transform="none" fo:color="#000000" fo:letter-spacing="normal"/>
    </style:style>
    <style:style style:name="T25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26" style:family="text">
      <style:text-properties officeooo:rsid="070ec770"/>
    </style:style>
    <style:style style:name="T27" style:family="text">
      <style:text-properties style:use-window-font-color="true" style:font-name="Times New Roman" fo:font-size="12pt" fo:language="ru" fo:country="RU" officeooo:rsid="070ec770" style:letter-kerning="false" style:font-name-asian="Arial1" style:font-size-asian="12pt" style:language-asian="ru" style:country-asian="RU" style:font-name-complex="Arial1" style:font-size-complex="12pt" style:language-complex="ar" style:country-complex="SA"/>
    </style:style>
    <style:style style:name="T28" style:family="text">
      <style:text-properties style:use-window-font-color="true" style:font-name="Times New Roman" fo:font-size="12pt" fo:language="ru" fo:country="RU" officeooo:rsid="07101464" style:letter-kerning="false" style:font-name-asian="Arial1" style:font-size-asian="12pt" style:language-asian="ru" style:country-asian="RU" style:font-name-complex="Arial1" style:font-size-complex="12pt" style:language-complex="ar" style:country-complex="S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ОСКОВСКИЙ АВИАЦИОННЫЙ ИНСТИТУТ</text:p>
      <text:p text:style-name="P3">(НАЦИОНАЛЬНЫЙ ИССЛЕДОВАТЕЛЬСКИЙ УНИВЕРСИТЕТ)</text:p>
      <text:p text:style-name="P2"/>
      <text:p text:style-name="P1"><text:span text:style-name="T17">Институт №8 </text:span><text:span text:style-name="T1">«Информационные технологии и прикладная математика»</text:span></text:p>
      <text:p text:style-name="P3">Кафедра 806 «Вычислительная математика и программирование»</text:p>
      <text:p text:style-name="P3"/>
      <text:p text:style-name="P2"/>
      <text:p text:style-name="P2"/>
      <text:p text:style-name="P2"/>
      <text:p text:style-name="P2"/>
      <text:p text:style-name="P1"><text:span text:style-name="T2">Лабораторная работа №</text:span><text:span text:style-name="T3">3</text:span></text:p>
      <text:p text:style-name="P35">по курсу «Программирование графических процессоров»</text:p>
      <text:p text:style-name="P5"/>
      <text:p text:style-name="P5"/>
      <text:p text:style-name="P5"/>
      <text:p text:style-name="P35">Изучение технологии CUD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4">Выполнил: А. О. Дубинин<text:tab/></text:p>
      <text:p text:style-name="P44">Группа: 8О-407Б</text:p>
      <text:p text:style-name="P44">Преподаватели: <text:s/>К.Г. Крашенинников,</text:p>
      <text:p text:style-name="P45"><text:s text:c="9"/>А.Ю. Морозов</text:p>
      <text:p text:style-name="P15"/>
      <text:p text:style-name="P2"/>
      <text:p text:style-name="P2"/>
      <text:p text:style-name="P2"/>
      <text:p text:style-name="P2"/>
      <text:p text:style-name="P1"><text:span text:style-name="T1">Москва, 20</text:span><text:span text:style-name="T17">20</text:span></text:p>
      <text:p text:style-name="P5"><text:soft-page-break/>Условие</text:p>
      <text:p text:style-name="P41">Цель работы:</text:p>
      <text:p text:style-name="P11">Научиться использовать GPU для классификации и кластеризации изображений. Использование константной памяти.</text:p>
      <text:p text:style-name="P11"/>
      <text:p text:style-name="Standard"><text:span text:style-name="T18">Вариант </text:span><text:span text:style-name="T19">1</text:span><text:span text:style-name="T20">. Метод максимального правдоподобия.</text:span></text:p>
      <text:p text:style-name="Standard"><text:span text:style-name="T20">Для некоторого пикселя </text:span><text:span text:style-name="T20"><draw:frame draw:style-name="fr1" draw:name="Object5" text:anchor-type="as-char" svg:y="-0.377cm" svg:width="0.466cm" svg:height="0.467cm" draw:z-index="1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0">, номер класса </text:span><text:span text:style-name="T20"><draw:frame draw:style-name="fr1" draw:name="Object4" text:anchor-type="as-char" svg:y="-0.377cm" svg:width="0.522cm" svg:height="0.531cm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20"><text:s/>c определяется следующим образом:</text:span></text:p>
      <text:p text:style-name="P11"><draw:frame draw:style-name="fr1" draw:name="Object6" text:anchor-type="as-char" svg:y="-0.437cm" svg:width="10.243cm" svg:height="0.591cm" draw:z-index="2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"/>
      <text:p text:style-name="P6">Программное и аппаратное обеспечение</text:p>
      <text:p text:style-name="P25">GeForce 940MX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0">Compute capability:</text:p>
          </table:table-cell>
          <table:table-cell table:style-name="Table1.B1" office:value-type="string">
            <text:p text:style-name="P32">5.0</text:p>
          </table:table-cell>
        </table:table-row>
        <table:table-row table:style-name="Table1.1">
          <table:table-cell table:style-name="Table1.A2" office:value-type="string">
            <text:p text:style-name="P32">Dedicated video memory: </text:p>
          </table:table-cell>
          <table:table-cell table:style-name="Table1.B2" office:value-type="string">
            <text:p text:style-name="P32">4096 MB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25">shared</text:span><text:span text:style-name="T24"> </text:span><text:span text:style-name="T25">memory</text:span><text:span text:style-name="T24"> </text:span><text:span text:style-name="T25">per block:</text:span></text:p>
          </table:table-cell>
          <table:table-cell table:style-name="Table1.B2" office:value-type="string">
            <text:p text:style-name="Standard"><text:span text:style-name="T25">49152</text:span><text:span text:style-name="T24"> </text:span><text:span text:style-name="T25">bytes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25">constant</text:span><text:span text:style-name="T24"> </text:span><text:span text:style-name="T25">memory:</text:span></text:p>
          </table:table-cell>
          <table:table-cell table:style-name="Table1.B2" office:value-type="string">
            <text:p text:style-name="Standard"><text:span text:style-name="T25">65536</text:span><text:span text:style-name="T24"> </text:span><text:span text:style-name="T25">bytes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25">Total number</text:span><text:span text:style-name="T24"> </text:span><text:span text:style-name="T25">of</text:span><text:span text:style-name="T24"> </text:span><text:span text:style-name="T25">registers available per block:</text:span></text:p>
          </table:table-cell>
          <table:table-cell table:style-name="Table1.B2" office:value-type="string">
            <text:p text:style-name="P32">65536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25">Maximum number</text:span><text:span text:style-name="T24"> </text:span><text:span text:style-name="T25">of</text:span><text:span text:style-name="T24"> </text:span><text:span text:style-name="T25">threads per multiprocessor:</text:span></text:p>
          </table:table-cell>
          <table:table-cell table:style-name="Table1.B2" office:value-type="string">
            <text:p text:style-name="P32">2048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25">Maximum number</text:span><text:span text:style-name="T24"> </text:span><text:span text:style-name="T25">of</text:span><text:span text:style-name="T24"> </text:span><text:span text:style-name="T25">threads per block:</text:span></text:p>
          </table:table-cell>
          <table:table-cell table:style-name="Table1.B2" office:value-type="string">
            <text:p text:style-name="P32">1024</text:p>
          </table:table-cell>
        </table:table-row>
        <table:table-row table:style-name="Table1.1">
          <table:table-cell table:style-name="Table1.A2" office:value-type="string">
            <text:p text:style-name="P32">( 3) Multiprocessors, (128) CUDA Cores/MP:</text:p>
          </table:table-cell>
          <table:table-cell table:style-name="Table1.B2" office:value-type="string">
            <text:p text:style-name="P32">384 CUDA Cores</text:p>
          </table:table-cell>
        </table:table-row>
      </table:table>
      <text:p text:style-name="P6"/>
      <text:p text:style-name="P43">Intel(R) Core(TM) i5-7200U CPU @ 2.50GHz</text:p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Architecture: <text:s text:c="19"/></text:p>
          </table:table-cell>
          <table:table-cell table:style-name="Table2.B1" office:value-type="string">
            <text:p text:style-name="Table_20_Contents">x86_64</text:p>
          </table:table-cell>
        </table:table-row>
        <table:table-row table:style-name="Table2.1">
          <table:table-cell table:style-name="Table2.A2" office:value-type="string">
            <text:p text:style-name="Table_20_Contents">Byte Order: <text:s text:c="21"/></text:p>
          </table:table-cell>
          <table:table-cell table:style-name="Table2.B2" office:value-type="string">
            <text:p text:style-name="Table_20_Contents">Little Endian</text:p>
          </table:table-cell>
        </table:table-row>
        <table:table-row table:style-name="Table2.1">
          <table:table-cell table:style-name="Table2.A2" office:value-type="string">
            <text:p text:style-name="Table_20_Contents">CPU(s): <text:s text:c="25"/></text:p>
          </table:table-cell>
          <table:table-cell table:style-name="Table2.B2" office:value-type="string">
            <text:p text:style-name="Table_20_Contents">4</text:p>
          </table:table-cell>
        </table:table-row>
        <table:table-row table:style-name="Table2.1">
          <table:table-cell table:style-name="Table2.A2" office:value-type="string">
            <text:p text:style-name="Table_20_Contents">Thread(s) per core: <text:s text:c="13"/></text:p>
          </table:table-cell>
          <table:table-cell table:style-name="Table2.B2" office:value-type="string">
            <text:p text:style-name="Table_20_Contents">2</text:p>
          </table:table-cell>
        </table:table-row>
        <table:table-row table:style-name="Table2.1">
          <table:table-cell table:style-name="Table2.A2" office:value-type="string">
            <text:p text:style-name="Table_20_Contents">Core(s) per socket: <text:s text:c="13"/></text:p>
          </table:table-cell>
          <table:table-cell table:style-name="Table2.B2" office:value-type="string">
            <text:p text:style-name="Table_20_Contents">2</text:p>
          </table:table-cell>
        </table:table-row>
        <table:table-row table:style-name="Table2.1">
          <table:table-cell table:style-name="Table2.A2" office:value-type="string">
            <text:p text:style-name="Table_20_Contents">CPU MHz: <text:s text:c="24"/></text:p>
            <text:p text:style-name="Table_20_Contents">CPU max MHz: <text:s text:c="20"/></text:p>
            <text:p text:style-name="Table_20_Contents">CPU min MHz: <text:s text:c="20"/></text:p>
          </table:table-cell>
          <table:table-cell table:style-name="Table2.B2" office:value-type="string">
            <text:p text:style-name="Table_20_Contents">713.848</text:p>
            <text:p text:style-name="Table_20_Contents">3100,0000</text:p>
            <text:p text:style-name="Table_20_Contents">400,0000</text:p>
          </table:table-cell>
        </table:table-row>
        <table:table-row table:style-name="Table2.1">
          <table:table-cell table:style-name="Table2.A2" office:value-type="string">
            <text:p text:style-name="Table_20_Contents">L1d cache: <text:s text:c="22"/></text:p>
            <text:p text:style-name="Table_20_Contents">L1i cache: <text:s text:c="22"/></text:p>
            <text:p text:style-name="Table_20_Contents">L2 cache: <text:s text:c="23"/></text:p>
            <text:p text:style-name="Table_20_Contents">L3 cache: <text:s text:c="23"/></text:p>
          </table:table-cell>
          <table:table-cell table:style-name="Table2.B2" office:value-type="string">
            <text:p text:style-name="Table_20_Contents">64 KiB</text:p>
            <text:p text:style-name="Table_20_Contents">64 KiB</text:p>
            <text:p text:style-name="Table_20_Contents">512 KiB</text:p>
            <text:p text:style-name="Table_20_Contents">3 MiB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RAM</text:p>
          </table:table-cell>
          <table:table-cell table:style-name="Table3.B1" office:value-type="string">
            <text:p text:style-name="Table_20_Contents">8GiB SODIMM DDR4 Synchronous Unbuffered (Unregistered) 2400 MHz (0,4 ns)</text:p>
          </table:table-cell>
        </table:table-row>
      </table:table>
      <text:p text:style-name="P6"/>
      <table:table table:name="Table4" table:style-name="Table4">
        <table:table-column table:style-name="Table4.A" table:number-columns-repeated="2"/>
        <text:soft-page-break/>
        <table:table-row table:style-name="Table4.1">
          <table:table-cell table:style-name="Table4.A1" office:value-type="string">
            <text:p text:style-name="Table_20_Contents">SSD(SPCC_M.2_SSD)</text:p>
          </table:table-cell>
          <table:table-cell table:style-name="Table4.B1" office:value-type="string">
            <text:p text:style-name="Table_20_Contents">223,6G</text:p>
          </table:table-cell>
        </table:table-row>
        <table:table-row table:style-name="Table4.1">
          <table:table-cell table:style-name="Table4.A2" office:value-type="string">
            <text:p text:style-name="Table_20_Contents">HDD(ST1000LM035-1RK172)</text:p>
            <text:p text:style-name="Table_20_Contents"><text:s text:c="6"/></text:p>
          </table:table-cell>
          <table:table-cell table:style-name="Table4.B2" office:value-type="string">
            <text:p text:style-name="Table_20_Contents">931,5G</text:p>
          </table:table-cell>
        </table:table-row>
      </table:table>
      <text:p text:style-name="P6"/>
      <text:p text:style-name="P6">OS: Ubuntu 20.04 focal</text:p>
      <text:p text:style-name="P12"><text:span text:style-name="T2">IDE: </text:span><text:span text:style-name="T5">jetbrains clion</text:span></text:p>
      <text:p text:style-name="P6">compiler: nvcc</text:p>
      <text:p text:style-name="P8"/>
      <text:p text:style-name="P6">Метод решения</text:p>
      <text:p text:style-name="P37">Посчитал все нужные значения для формулы для всех классов на хосте. Эти значения константны, но используются для классификации пикселя. Записал значения в константную память. На device'е выполнил пробег по всем пикселям и классифицировал все пиксели на классы, значения класса записал в альфа канал.</text:p>
      <text:p text:style-name="P4"/>
      <text:p text:style-name="P5">Описание программы</text:p>
      <text:p text:style-name="Standard"><text:span text:style-name="T8">Подсчет значений у меня вышел тривиальным, так как у нас размеры матриц всегда одинаковые, то я воспользовался методом хардкода, подсчитав все значения напрямую</text:span><text:span text:style-name="T20">. <text:s/></text:span><text:span text:style-name="T21">В kernel </text:span><text:span text:style-name="T22">я не ушел далеко от этой концепции и посчитал перемножение матриц </text:span><text:span text:style-name="T27">зная заранее размер матриц, брав заранее посчитанные значения оценок вектора средних и <text:s/>обратной ковариационной матрицы и детерминанта этой матрицы </text:span><text:span text:style-name="T28">из константной памяти</text:span><text:span text:style-name="T27">.</text:span><text:span text:style-name="T22"> </text:span><text:span text:style-name="T20"><text:s/></text:span></text:p>
      <text:p text:style-name="P16">const int MAXX = 1e8;</text:p>
      <text:p text:style-name="Standard">__global__ void kernel(uchar4 *data, int w, int h, int nc) {</text:p>
      <text:p text:style-name="Standard"><text:s text:c="4"/>int idx = blockDim.x * blockIdx.x + threadIdx.x;</text:p>
      <text:p text:style-name="Standard"><text:s text:c="4"/>int idy = blockDim.y * blockIdx.y + threadIdx.y;</text:p>
      <text:p text:style-name="Standard"><text:s text:c="4"/>int offsetx = blockDim.x * gridDim.x;</text:p>
      <text:p text:style-name="Standard"><text:s text:c="4"/>int offsety = blockDim.y * gridDim.y;</text:p>
      <text:p text:style-name="Standard"><text:s text:c="4"/>int x, y, i, j, k;</text:p>
      <text:p text:style-name="Standard"><text:s text:c="4"/>uchar4 ps;</text:p>
      <text:p text:style-name="Standard"><text:s text:c="4"/></text:p>
      <text:p text:style-name="Standard"><text:s text:c="4"/>for (y = idy; y &lt; h; y += offsety) {</text:p>
      <text:p text:style-name="Standard"><text:s text:c="8"/>for (x = idx; x &lt; w; x += offsetx) {</text:p>
      <text:p text:style-name="Standard"><text:s text:c="12"/>ps = data[y * w + x];</text:p>
      <text:p text:style-name="Standard"/>
      <text:p text:style-name="Standard"><text:s text:c="12"/>double mx = -MAXX;</text:p>
      <text:p text:style-name="Standard"><text:s text:c="12"/>int idx = -1;</text:p>
      <text:p text:style-name="Standard"><text:s text:c="12"/>for (i = 0; i &lt; nc; ++i) {</text:p>
      <text:p text:style-name="Standard"/>
      <text:p text:style-name="Standard"><text:s text:c="16"/>int diff[3];</text:p>
      <text:p text:style-name="Standard"><text:s text:c="16"/>diff[0] = ps.x - avg_dev[i].x;</text:p>
      <text:p text:style-name="Standard"><text:s text:c="16"/>diff[1] = ps.y - avg_dev[i].y;</text:p>
      <text:p text:style-name="Standard"><text:s text:c="16"/>diff[2] = ps.z - avg_dev[i].z;</text:p>
      <text:p text:style-name="Standard"/>
      <text:p text:style-name="Standard"><text:s text:c="16"/>double tmp[3];</text:p>
      <text:p text:style-name="Standard"><text:s text:c="16"/>for (j = 0; j &lt; 3; ++j) {</text:p>
      <text:p text:style-name="Standard"><text:s text:c="20"/>tmp[j] = 0;</text:p>
      <text:p text:style-name="Standard"><text:s text:c="20"/>for (k = 0; k &lt; 3; ++k) {</text:p>
      <text:p text:style-name="Standard"><text:s text:c="24"/>tmp[j] += (diff[k] * cov_inv_dev[i][k][j]);</text:p>
      <text:p text:style-name="Standard"><text:s text:c="20"/>}</text:p>
      <text:p text:style-name="Standard"><text:s text:c="16"/>}</text:p>
      <text:p text:style-name="Standard"><text:s text:c="16"/>double ans = 0;</text:p>
      <text:p text:style-name="Standard"><text:s text:c="16"/>for (j = 0; j &lt; 3; ++j) {</text:p>
      <text:p text:style-name="Standard"><text:s text:c="20"/>ans += (tmp[j] * diff[j]);</text:p>
      <text:p text:style-name="Standard"><text:s text:c="16"/>}</text:p>
      <text:p text:style-name="Standard"><text:s text:c="16"/>ans = -ans - log(abs(dets_dev[i]));</text:p>
      <text:p text:style-name="Standard"/>
      <text:p text:style-name="Standard"><text:s text:c="16"/>if (ans &gt; mx) {</text:p>
      <text:p text:style-name="Standard"><text:s text:c="20"/>mx = ans;</text:p>
      <text:p text:style-name="Standard"><text:s text:c="20"/>idx = i;</text:p>
      <text:p text:style-name="Standard"><text:s text:c="16"/>}</text:p>
      <text:p text:style-name="Standard"><text:s text:c="12"/>}</text:p>
      <text:p text:style-name="Standard"><text:s text:c="12"/>data[y * w + x].w = idx;</text:p>
      <text:p text:style-name="Standard"><text:s text:c="8"/>}</text:p>
      <text:p text:style-name="Standard"><text:s text:c="4"/>}</text:p>
      <text:p text:style-name="Standard">}</text:p>
      <text:p text:style-name="P10"/>
      <text:p text:style-name="P10"/>
      <text:p text:style-name="P2"/>
      <text:p text:style-name="P5"><text:soft-page-break/>Результаты</text:p>
      <text:p text:style-name="P13"><text:span text:style-name="T4">Замеры времени производятся с помощью </text:span><text:span text:style-name="T7">cudaEventElapsedTime, как было показано на лекции</text:span><text:span text:style-name="T6">.</text:span></text:p>
      <text:p text:style-name="P39">1. </text:p>
      <table:table table:name="Table5" table:style-name="Table5" table:template-name="Simple Grid Rows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2"/>
          </table:table-cell>
          <table:table-cell table:style-name="Table5.B1" office:value-type="string">
            <text:p text:style-name="P22">Небольшой тест</text:p>
          </table:table-cell>
          <table:table-cell table:style-name="Table5.B1" office:value-type="string">
            <text:p text:style-name="P22">Средний тест</text:p>
          </table:table-cell>
          <table:table-cell table:style-name="Table5.A1" office:value-type="string">
            <text:p text:style-name="P22">Большой тест</text:p>
          </table:table-cell>
        </table:table-row>
        <table:table-row table:style-name="Table5.1">
          <table:table-cell table:style-name="Table5.A2" office:value-type="string">
            <text:p text:style-name="P18"><text:span text:style-name="T11">&lt;&lt;&lt;1, </text:span><text:span text:style-name="T12">16</text:span><text:span text:style-name="T11">&gt;&gt;&gt;, &lt;&lt;&lt;1, </text:span><text:span text:style-name="T12">16</text:span><text:span text:style-name="T11">&gt;&gt;&gt;</text:span></text:p>
          </table:table-cell>
          <table:table-cell table:style-name="Table5.B2" office:value-type="float" office:value="8.72">
            <text:p text:style-name="P22">8.72</text:p>
          </table:table-cell>
          <table:table-cell table:style-name="Table5.B2" office:value-type="float" office:value="138.83">
            <text:p text:style-name="P23">138.83</text:p>
          </table:table-cell>
          <table:table-cell table:style-name="Table5.D2" office:value-type="float" office:value="2998.12">
            <text:p text:style-name="P23">2998.12</text:p>
          </table:table-cell>
        </table:table-row>
        <table:table-row table:style-name="Table5.1">
          <table:table-cell table:style-name="Table5.A11" office:value-type="string">
            <text:p text:style-name="P18"><text:span text:style-name="T11">&lt;&lt;&lt;1</text:span><text:span text:style-name="T12">6</text:span><text:span text:style-name="T11">, </text:span><text:span text:style-name="T12">16</text:span><text:span text:style-name="T11">&gt;&gt;&gt;, &lt;&lt;&lt;1</text:span><text:span text:style-name="T12">6</text:span><text:span text:style-name="T11">, </text:span><text:span text:style-name="T12">16</text:span><text:span text:style-name="T11">&gt;&gt;&gt;</text:span></text:p>
          </table:table-cell>
          <table:table-cell table:style-name="Table5.B3" office:value-type="float" office:value="2.45">
            <text:p text:style-name="P22">2.45</text:p>
          </table:table-cell>
          <table:table-cell table:style-name="Table5.B3" office:value-type="float" office:value="36.8">
            <text:p text:style-name="P23">36.8</text:p>
          </table:table-cell>
          <table:table-cell table:style-name="Table5.D3" office:value-type="float" office:value="932.78">
            <text:p text:style-name="P23">932.78</text:p>
          </table:table-cell>
        </table:table-row>
        <table:table-row table:style-name="Table5.1">
          <table:table-cell table:style-name="Table5.A2" office:value-type="string">
            <text:p text:style-name="P46">&lt;&lt;&lt;1, 32&gt;&gt;&gt;, &lt;&lt;&lt;1, 32&gt;&gt;&gt;</text:p>
          </table:table-cell>
          <table:table-cell table:style-name="Table5.B2" office:value-type="float" office:value="8.59">
            <text:p text:style-name="P22">8.59</text:p>
          </table:table-cell>
          <table:table-cell table:style-name="Table5.B2" office:value-type="float" office:value="52.16">
            <text:p text:style-name="P23">52.16</text:p>
          </table:table-cell>
          <table:table-cell table:style-name="Table5.D2" office:value-type="float" office:value="1110.91">
            <text:p text:style-name="P23">1110.91</text:p>
          </table:table-cell>
        </table:table-row>
        <table:table-row table:style-name="Table5.1">
          <table:table-cell table:style-name="Table5.A11" office:value-type="string">
            <text:p text:style-name="P46">&lt;&lt;&lt;32, 32&gt;&gt;&gt;, &lt;&lt;&lt;32, 32&gt;&gt;&gt;</text:p>
          </table:table-cell>
          <table:table-cell table:style-name="Table5.B3" office:value-type="float" office:value="2.57">
            <text:p text:style-name="P22">2.57</text:p>
          </table:table-cell>
          <table:table-cell table:style-name="Table5.B3" office:value-type="float" office:value="36.68">
            <text:p text:style-name="P23">36.68</text:p>
          </table:table-cell>
          <table:table-cell table:style-name="Table5.D3" office:value-type="float" office:value="935.69">
            <text:p text:style-name="P23">935.69</text:p>
          </table:table-cell>
        </table:table-row>
        <table:table-row table:style-name="Table5.1">
          <table:table-cell table:style-name="Table5.A2" office:value-type="string">
            <text:p text:style-name="P19"><text:span text:style-name="T11">&lt;&lt;&lt;</text:span><text:span text:style-name="T15">1</text:span><text:span text:style-name="T11">, </text:span><text:span text:style-name="T12">64</text:span><text:span text:style-name="T11">&gt;&gt;&gt;, &lt;&lt;&lt;</text:span><text:span text:style-name="T15">1</text:span><text:span text:style-name="T11">, </text:span><text:span text:style-name="T15">64</text:span><text:span text:style-name="T11">&gt;&gt;&gt;</text:span></text:p>
          </table:table-cell>
          <table:table-cell table:style-name="Table5.B2" office:value-type="float" office:value="8.28">
            <text:p text:style-name="P22">8.28</text:p>
          </table:table-cell>
          <table:table-cell table:style-name="Table5.B2" office:value-type="float" office:value="48.71">
            <text:p text:style-name="P23">48.71</text:p>
          </table:table-cell>
          <table:table-cell table:style-name="Table5.D2" office:value-type="float" office:value="1029.78">
            <text:p text:style-name="P23">1029.78</text:p>
          </table:table-cell>
        </table:table-row>
        <table:table-row table:style-name="Table5.1">
          <table:table-cell table:style-name="Table5.A11" office:value-type="string">
            <text:p text:style-name="P19"><text:span text:style-name="T11">&lt;&lt;&lt;</text:span><text:span text:style-name="T12">64</text:span><text:span text:style-name="T11">, </text:span><text:span text:style-name="T12">64</text:span><text:span text:style-name="T11">&gt;&gt;&gt;, &lt;&lt;&lt;</text:span><text:span text:style-name="T12">64</text:span><text:span text:style-name="T11">, </text:span><text:span text:style-name="T12">64</text:span><text:span text:style-name="T11">&gt;&gt;&gt;</text:span></text:p>
          </table:table-cell>
          <table:table-cell table:style-name="Table5.B3" office:value-type="float" office:value="8.01">
            <text:p text:style-name="P22">8.01</text:p>
          </table:table-cell>
          <table:table-cell table:style-name="Table5.B3" office:value-type="float" office:value="48.64">
            <text:p text:style-name="P23">48.64</text:p>
          </table:table-cell>
          <table:table-cell table:style-name="Table5.D3" office:value-type="float" office:value="1064.8">
            <text:p text:style-name="P23">1064.8</text:p>
          </table:table-cell>
        </table:table-row>
        <table:table-row table:style-name="Table5.1">
          <table:table-cell table:style-name="Table5.A2" office:value-type="string">
            <text:p text:style-name="P22">&lt;&lt;&lt;1, 128&gt;&gt;&gt;, &lt;&lt;&lt;1, 128&gt;&gt;&gt;</text:p>
          </table:table-cell>
          <table:table-cell table:style-name="Table5.B2" office:value-type="float" office:value="8.01">
            <text:p text:style-name="P22">8.01</text:p>
          </table:table-cell>
          <table:table-cell table:style-name="Table5.B2" office:value-type="float" office:value="49.22">
            <text:p text:style-name="P24">49.22</text:p>
          </table:table-cell>
          <table:table-cell table:style-name="Table5.D2" office:value-type="float" office:value="1031.7">
            <text:p text:style-name="P24">1031.7</text:p>
          </table:table-cell>
        </table:table-row>
        <table:table-row table:style-name="Table5.1">
          <table:table-cell table:style-name="Table5.A11" office:value-type="string">
            <text:p text:style-name="P22">&lt;&lt;&lt;1, 128&gt;&gt;&gt;, &lt;&lt;&lt;32, 32&gt;&gt;&gt;</text:p>
          </table:table-cell>
          <table:table-cell table:style-name="Table5.B3" office:value-type="float" office:value="3.1">
            <text:p text:style-name="P22">3.1</text:p>
          </table:table-cell>
          <table:table-cell table:style-name="Table5.B3" office:value-type="float" office:value="39.5">
            <text:p text:style-name="P24">39.5</text:p>
          </table:table-cell>
          <table:table-cell table:style-name="Table5.D3" office:value-type="float" office:value="928.05">
            <text:p text:style-name="P24">928.05</text:p>
          </table:table-cell>
        </table:table-row>
        <table:table-row table:style-name="Table5.1">
          <table:table-cell table:style-name="Table5.A2" office:value-type="string">
            <text:p text:style-name="P22"><text:span text:style-name="T13">&lt;&lt;&lt;1</text:span><text:span text:style-name="T14">28</text:span><text:span text:style-name="T13">, </text:span><text:span text:style-name="T16">128</text:span><text:span text:style-name="T13">&gt;&gt;&gt;, &lt;&lt;&lt;</text:span><text:span text:style-name="T14">32</text:span><text:span text:style-name="T13">, </text:span><text:span text:style-name="T14">32</text:span><text:span text:style-name="T13">&gt;&gt;&gt;</text:span></text:p>
          </table:table-cell>
          <table:table-cell table:style-name="Table5.B2" office:value-type="float" office:value="3.13">
            <text:p text:style-name="P22">3.13</text:p>
          </table:table-cell>
          <table:table-cell table:style-name="Table5.B2" office:value-type="float" office:value="37.23">
            <text:p text:style-name="P24">37.23</text:p>
          </table:table-cell>
          <table:table-cell table:style-name="Table5.D2" office:value-type="float" office:value="926.72">
            <text:p text:style-name="P24">926.72</text:p>
          </table:table-cell>
        </table:table-row>
        <table:table-row table:style-name="Table5.1">
          <table:table-cell table:style-name="Table5.A11" office:value-type="string">
            <text:p text:style-name="P22">&lt;&lt;&lt;256, 256&gt;&gt;&gt;, &lt;&lt;&lt;32,32&gt;&gt;&gt;</text:p>
          </table:table-cell>
          <table:table-cell table:style-name="Table5.B3" office:value-type="float" office:value="6.29">
            <text:p text:style-name="P22">6.29</text:p>
          </table:table-cell>
          <table:table-cell table:style-name="Table5.B3" office:value-type="float" office:value="47.29">
            <text:p text:style-name="P24">47.29</text:p>
          </table:table-cell>
          <table:table-cell table:style-name="Table5.D3" office:value-type="float" office:value="975.4">
            <text:p text:style-name="P24">975.4</text:p>
          </table:table-cell>
        </table:table-row>
        <table:table-row table:style-name="Table5.1">
          <table:table-cell table:style-name="Table5.A2" office:value-type="string">
            <text:p text:style-name="P22">&lt;&lt;&lt;1, 512&gt;&gt;&gt;, &lt;&lt;&lt;1, 512&gt;&gt;&gt;</text:p>
          </table:table-cell>
          <table:table-cell table:style-name="Table5.B2" office:value-type="float" office:value="9.5">
            <text:p text:style-name="P22">9.5</text:p>
          </table:table-cell>
          <table:table-cell table:style-name="Table5.B2" office:value-type="float" office:value="92.34">
            <text:p text:style-name="P24">92.34</text:p>
          </table:table-cell>
          <table:table-cell table:style-name="Table5.D2" office:value-type="float" office:value="1179.44">
            <text:p text:style-name="P24">1179.44</text:p>
          </table:table-cell>
        </table:table-row>
        <table:table-row table:style-name="Table5.1">
          <table:table-cell table:style-name="Table5.A13" office:value-type="string">
            <text:p text:style-name="P22">&lt;&lt;&lt;512, 512&gt;&gt;&gt;, &lt;&lt;&lt;32, 32&gt;&gt;&gt;</text:p>
          </table:table-cell>
          <table:table-cell table:style-name="Table5.B13" office:value-type="float" office:value="13.6">
            <text:p text:style-name="P22">13.6</text:p>
          </table:table-cell>
          <table:table-cell table:style-name="Table5.B13" office:value-type="float" office:value="48.03">
            <text:p text:style-name="P24">48.03</text:p>
          </table:table-cell>
          <table:table-cell table:style-name="Table5.D13" office:value-type="float" office:value="938.35">
            <text:p text:style-name="P24">938.35</text:p>
          </table:table-cell>
        </table:table-row>
      </table:table>
      <text:p text:style-name="P7"/>
      <text:p text:style-name="P39">2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1"/>
          </table:table-cell>
          <table:table-cell table:style-name="Table6.B1" office:value-type="string">
            <text:p text:style-name="P21">Небольшой тест</text:p>
          </table:table-cell>
          <table:table-cell table:style-name="Table6.B1" office:value-type="string">
            <text:p text:style-name="P21">Средний тест</text:p>
          </table:table-cell>
          <table:table-cell table:style-name="Table6.A1" office:value-type="string">
            <text:p text:style-name="P29">Большой тест</text:p>
          </table:table-cell>
        </table:table-row>
        <table:table-row table:style-name="Table6.1">
          <table:table-cell table:style-name="Table6.A2" office:value-type="string">
            <text:p text:style-name="P17"><text:span text:style-name="T9">GPU&lt;&lt;&lt;</text:span><text:span text:style-name="T10">16</text:span><text:span text:style-name="T9">, </text:span><text:span text:style-name="T10">16</text:span><text:span text:style-name="T9">&gt;&gt;&gt;, &lt;&lt;&lt;</text:span><text:span text:style-name="T10">16</text:span><text:span text:style-name="T9">, </text:span><text:span text:style-name="T10">16</text:span><text:span text:style-name="T9">&gt;&gt;&gt;</text:span></text:p>
          </table:table-cell>
          <table:table-cell table:style-name="Table6.B2" office:value-type="string">
            <text:p text:style-name="P21">2.97</text:p>
          </table:table-cell>
          <table:table-cell table:style-name="Table6.C2" office:value-type="string">
            <text:p text:style-name="P27">45.27</text:p>
          </table:table-cell>
          <table:table-cell table:style-name="Table6.D2" office:value-type="string">
            <text:p text:style-name="P27">987.12</text:p>
          </table:table-cell>
        </table:table-row>
        <table:table-row table:style-name="Table6.1">
          <table:table-cell table:style-name="Table6.A3" office:value-type="string">
            <text:p text:style-name="P47">CPU</text:p>
          </table:table-cell>
          <table:table-cell table:style-name="Table6.B3" office:value-type="string">
            <text:p text:style-name="P21">38.42</text:p>
          </table:table-cell>
          <table:table-cell table:style-name="Table6.B3" office:value-type="string">
            <text:p text:style-name="P28">592.67</text:p>
          </table:table-cell>
          <table:table-cell table:style-name="Table6.A3" office:value-type="string">
            <text:p text:style-name="P30">15926.05</text:p>
          </table:table-cell>
        </table:table-row>
      </table:table>
      <text:p text:style-name="P20"/>
      <text:p text:style-name="P20"/>
      <text:p text:style-name="P5">Выводы</text:p>
      <text:p text:style-name="P5"/>
      <text:p text:style-name="P9">Данная лабораторная работа показывает ещё одно полезное применение cuda. Классификация как мы видим по показателем выполняется гораздо быстрее на gpu, нежеле на cpu. Данный алгоритм имеет широкое применение в машинном обучении.</text:p>
      <text:p text:style-name="P38">У меня возникла сложность с тем, что в формуле очень много подсчетов и шанс сделать ошибку был велик, поэтому сначала я написал все на cpu и отлаживал каждый подсчет в формуле.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false" style:font-name-asian="Arial1" style:font-size-asian="10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ru" fo:country="RU" style:letter-kerning="false" style:font-name-asian="Arial1" style:font-size-asian="10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fo:hyphenation-ladder-count="no-limit" style:punctuation-wrap="hanging" style:writing-mode="lr-tb"/>
      <style:text-properties style:use-window-font-color="true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LO-normal" style:next-style-name="LO-normal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LO-normal" style:next-style-name="LO-normal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punctuation-wrap="hanging" style:writing-mode="lr-tb"/>
      <style:text-properties style:use-window-font-color="true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8T19:29:00</meta:creation-date>
    <meta:initial-creator>sasha</meta:initial-creator>
    <dc:language>en-US</dc:language>
    <dc:date>2020-10-19T01:32:17.151122678</dc:date>
    <meta:editing-cycles>23</meta:editing-cycles>
    <meta:editing-duration>PT17H13M40S</meta:editing-duration>
    <meta:generator>LibreOffice/6.4.2.2$Linux_X86_64 LibreOffice_project/40$Build-2</meta:generator>
    <meta:document-statistic meta:table-count="6" meta:image-count="0" meta:object-count="3" meta:page-count="5" meta:paragraph-count="184" meta:word-count="680" meta:character-count="4873" meta:non-whitespace-character-count="361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7/content.xml><?xml version="1.0" encoding="utf-8"?>
<math xmlns="http://www.w3.org/1998/Math/MathML" display="block">
  <semantics>
    <msub>
      <mi>j</mi>
      <mi>c</mi>
    </msub>
    <annotation encoding="StarMath 5.0">j_c</annotation>
  </semantics>
</math>
</file>

<file path=Object 8/content.xml><?xml version="1.0" encoding="utf-8"?>
<math xmlns="http://www.w3.org/1998/Math/MathML" display="block">
  <semantics>
    <mi>p</mi>
    <annotation encoding="StarMath 5.0">p</annotation>
  </semantics>
</math>
</file>

<file path=Object 9/content.xml><?xml version="1.0" encoding="utf-8"?>
<math xmlns="http://www.w3.org/1998/Math/MathML" display="block">
  <semantics>
    <mrow>
      <mrow>
        <msub>
          <mi>j</mi>
          <mi>c</mi>
        </msub>
        <mo stretchy="false">=</mo>
        <msub>
          <mi mathvariant="italic">argmax</mi>
          <mi>j</mi>
        </msub>
      </mrow>
      <mrow>
        <mo fence="true" stretchy="false">[</mo>
        <mrow>
          <mrow>
            <mrow>
              <mrow>
                <mrow>
                  <mo stretchy="false">−</mo>
                  <msup>
                    <mrow>
                      <mo fence="true" stretchy="false">(</mo>
                      <mrow>
                        <mrow>
                          <mi>p</mi>
                          <mo stretchy="false">−</mo>
                          <msub>
                            <mi mathvariant="italic">avg</mi>
                            <mi>j</mi>
                          </msub>
                        </mrow>
                      </mrow>
                      <mo fence="true" stretchy="false">)</mo>
                    </mrow>
                    <mi>T</mi>
                  </msup>
                </mrow>
                <mo stretchy="false">∗</mo>
                <msubsup>
                  <mi mathvariant="italic">cov</mi>
                  <mi>j</mi>
                  <mrow>
                    <mo stretchy="false">−</mo>
                    <mn>1</mn>
                  </mrow>
                </msubsup>
                <mo stretchy="false">∗</mo>
                <mrow>
                  <mo fence="true" stretchy="false">(</mo>
                  <mrow>
                    <mrow>
                      <mi>p</mi>
                      <mo stretchy="false">−</mo>
                      <msub>
                        <mi mathvariant="italic">avg</mi>
                        <mi>j</mi>
                      </msub>
                    </mrow>
                  </mrow>
                  <mo fence="true" stretchy="false">)</mo>
                </mrow>
              </mrow>
              <mo stretchy="false">−</mo>
              <mi>log</mi>
            </mrow>
            <mrow>
              <mo fence="true" stretchy="false">(</mo>
              <mrow>
                <mrow>
                  <mo fence="true" stretchy="false">‖</mo>
                  <mrow>
                    <msub>
                      <mi mathvariant="italic">cov</mi>
                      <mi>j</mi>
                    </msub>
                  </mrow>
                  <mo fence="true" stretchy="false">‖</mo>
                </mrow>
              </mrow>
              <mo fence="true" stretchy="false">)</mo>
            </mrow>
          </mrow>
        </mrow>
        <mo fence="true" stretchy="false">]</mo>
      </mrow>
    </mrow>
    <annotation encoding="StarMath 5.0">j_c = argmax_j [ -(p - avg_j)^T * cov_j^{-1} * (p - avg_j) - log( ldline cov_j rdline )]</annotation>
  </semantics>
</math>
</file>